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08af" officeooo:paragraph-rsid="001808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08af" officeooo:paragraph-rsid="001808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3a6b" officeooo:paragraph-rsid="00193a6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08af" officeooo:paragraph-rsid="001808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3a6b" officeooo:paragraph-rsid="00193a6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1305" officeooo:paragraph-rsid="001a130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a1305" officeooo:paragraph-rsid="001a130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93a6b" officeooo:paragraph-rsid="00193a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3a6b" officeooo:paragraph-rsid="00193a6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20f8" officeooo:paragraph-rsid="001808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20f8" officeooo:paragraph-rsid="001e880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808af" officeooo:paragraph-rsid="001e880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808af" officeooo:paragraph-rsid="00193a6b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20695e" officeooo:paragraph-rsid="0020695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08af" officeooo:paragraph-rsid="001e880d" style:font-size-asian="10.5pt" style:font-weight-asian="bold" style:font-size-complex="12pt" style:font-weight-complex="bold"/>
    </style:style>
    <style:style style:name="T1" style:family="text">
      <style:text-properties officeooo:rsid="00193a6b"/>
    </style:style>
    <style:style style:name="T2" style:family="text">
      <style:text-properties officeooo:rsid="001a1305"/>
    </style:style>
    <style:style style:name="T3" style:family="text">
      <style:text-properties officeooo:rsid="001b653a"/>
    </style:style>
    <style:style style:name="T4" style:family="text">
      <style:text-properties officeooo:rsid="001d323c"/>
    </style:style>
    <style:style style:name="T5" style:family="text">
      <style:text-properties officeooo:rsid="002218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86/586 – PDP8 Simulator Report</text:p>
      <text:p text:style-name="P1">Sean Koppenhafer, Ken Benderly, Luis Santiago, Steve P<text:span text:style-name="T3">ei</text:span>rce</text:p>
      <text:p text:style-name="P1"/>
      <text:p text:style-name="P2">General Design Specifications</text:p>
      <text:p text:style-name="P4">Our PDP8 simulator uses the octal format of output from the PAL assembler. <text:s/>Our simulator has a starting address of 0200 octal when executing programs. <text:s/><text:span text:style-name="T1">The simulator can run in the terminal, or in a GUI debugger.</text:span></text:p>
      <text:p text:style-name="P10"/>
      <text:p text:style-name="P3">Testing</text:p>
      <text:p text:style-name="P5">We tried to <text:span text:style-name="T4">tried to test all possible edge case scenarios</text:span>. <text:s/>For the non micro instructions, there is a test case for each instruction. <text:s/>The only somewhat challenging test is the TAD test, since there <text:span text:style-name="T4">are</text:span> many edge cases. <text:s/>In the TAD test, carry and non-carry situations were generated to test <text:span text:style-name="T4">if link register functionality worked correctly.</text:span></text:p>
      <text:p text:style-name="P13"/>
      <text:p text:style-name="P15">I/O Implementation</text:p>
      <text:p text:style-name="P12">To implement truly non-blocking I/O, we had to make our simulator multi-threaded. <text:s/>One thread executes the simulator, while the other thread grabs keyboard input as is it received. <text:s/>Because both threads begin running at the same time, keyboard input can be entered throughout the simulators execution. <text:s/>The input will have no effect unless the simulator thread is currently executing an instruction <text:span text:style-name="T1">that checks if the keyboard is receiving input.</text:span></text:p>
      <text:p text:style-name="P12"/>
      <text:p text:style-name="P12">All I/O instructions have been implemented. <text:s/><text:span text:style-name="T3">The ~ character is special. <text:s/>The ~ character is not grabbed by the krb opcude to allow for testing of “missing” the input. <text:s/>The tsf opcode simulates the printer being ready by setting a counter to a randomly generated number between 1 and 10 on the first call of tsf. <text:s/>Subsequent calls to tsf decrement the counter by 1 until 0 is reached again. <text:s/>On 0, the printer is ready to print, and the opcode skips to the next instruction.</text:span></text:p>
      <text:p text:style-name="P12"/>
      <text:p text:style-name="P11">A test case has been included with the document that prints out a welcome message that asks for the users name. <text:s/>The user can then enter in their name (up to 8 characters) and press enter. <text:s/>When either 8 characters or enter has been reached, the program will print out “nice to meet you name”. <text:s/>All printed and stored messages take place inside of the PDP8 simulator.</text:p>
      <text:p text:style-name="P5"/>
      <text:p text:style-name="P3">GUI Debugger</text:p>
      <text:p text:style-name="P5">The GUI debugger was implemented using gtk3. <text:s/>Here is a list of features that the GUI debugger has:</text:p>
      <text:list xml:id="list6813828927904665002" text:style-name="L1">
        <text:list-item>
          <text:p text:style-name="P7">Options to step and run through the program</text:p>
        </text:list-item>
        <text:list-item>
          <text:p text:style-name="P8">Can set and remove both breakpoints and tracepoints.</text:p>
        </text:list-item>
        <text:list-item>
          <text:p text:style-name="P14">Button to show all breakpoints.</text:p>
        </text:list-item>
        <text:list-item>
          <text:p text:style-name="P8"><text:span text:style-name="T2">V</text:span>iew register values once a breakpoint, tracepoint, or halt instruction has been reached <text:span text:style-name="T2">when running</text:span>. <text:s/><text:span text:style-name="T2">When stepping, register values are updated every step.</text:span></text:p>
        </text:list-item>
        <text:list-item>
          <text:p text:style-name="P8">Ability to view any of the 32 pages of memory whenever program execution is stalled.</text:p>
        </text:list-item>
        <text:list-item>
          <text:p text:style-name="P7">Ability to view the branch trace and memory trace results whenever the programs execution is stalled.</text:p>
        </text:list-item>
        <text:list-item>
          <text:p text:style-name="P7">Return the memory value at a specified address.</text:p>
        </text:list-item>
        <text:list-item>
          <text:p text:style-name="P14">Opens the list file of the object file and steps through the code <text:span text:style-name="T5">in tandem with the step button.</text:span></text:p>
        </text:list-item>
      </text:list>
      <text:p text:style-name="P6"/>
      <text:p text:style-name="P6"/>
      <text:p text:style-name="P4"/>
      <text:p text:style-name="P4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5-03-03T22:30:50.054369627</meta:creation-date>
    <dc:date>2015-03-07T15:57:14.278061563</dc:date>
    <dc:creator>sean </dc:creator>
    <meta:editing-duration>PT27M55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20" meta:word-count="464" meta:character-count="2729" meta:non-whitespace-character-count="2274"/>
  </office:meta>
</office:document-meta>
</file>